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6.424cm"/>
    </style:style>
    <style:style style:name="co4" style:family="table-column">
      <style:table-column-properties fo:break-before="auto" style:column-width="0.612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14.198cm"/>
    </style:style>
    <style:style style:name="co8" style:family="table-column">
      <style:table-column-properties fo:break-before="auto" style:column-width="0.677cm"/>
    </style:style>
    <style:style style:name="co9" style:family="table-column">
      <style:table-column-properties fo:break-before="auto" style:column-width="0.838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17.327cm"/>
    </style:style>
    <style:style style:name="co12" style:family="table-column">
      <style:table-column-properties fo:break-before="auto" style:column-width="0.709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23b8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Ubuntu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table:number-columns-spanned="3" table:number-rows-spanned="1">
            <text:p>KOBLENZ</text:p>
          </table:table-cell>
          <table:covered-table-cell table:number-columns-repeated="2" table:style-name="ce4"/>
          <table:table-cell/>
          <table:table-cell table:style-name="ce7" office:value-type="string" table:number-columns-spanned="3" table:number-rows-spanned="1">
            <text:p>BONN</text:p>
          </table:table-cell>
          <table:covered-table-cell table:number-columns-repeated="2" table:style-name="ce4"/>
          <table:table-cell/>
          <table:table-cell table:style-name="ce8" office:value-type="string" table:number-columns-spanned="3" table:number-rows-spanned="1">
            <text:p>KÖLN</text:p>
          </table:table-cell>
          <table:covered-table-cell table:number-columns-repeated="2" table:style-name="ce4"/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EC 114</text:p>
          </table:table-cell>
          <table:table-cell table:style-name="ce4" office:value-type="string">
            <text:p>[Koblenz Hbf 18:44-Andernach 18:54-Remagen 19:06-Bonn Hbf 19:21Köln Hbf 19:43-Düsseldorf Hbf 20:08-Duisburg Hbf 20:22-Mülheim(Ruhr)Hbf 20:29-Essen Hbf 20:38-Dortmund Hbf 21:03, Koblenz Hbf 18:44-Andernach 18:54-Remagen 19:06-Bonn Hbf 19:21Köln Hbf 19:43-Düsseldorf Hbf 20:08-Mülheim(Ruhr)Hbf 20:29-Essen Hbf 20:38-Bochum Hbf 20:50-Dortmund Hbf 21:03, Koblenz Hbf 18:44-Andernach 18:54-Remagen 19:06-Bonn Hbf 19:21Köln Hbf 19:43-Düsseldorf Hbf 20:08-Duisburg Hbf 20:22-Essen Hbf 20:38-Bochum Hbf 2...</text:p>
          </table:table-cell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EC 114</text:p>
          </table:table-cell>
          <table:table-cell table:style-name="ce4" office:value-type="string">
            <text:p>[Bonn Hbf 19:23-Köln Hbf 19:43-Düsseldorf Hbf 20:08-Duisburg Hbf 20:22-Mülheim(Ruhr)Hbf 20:29-Essen Hbf 20:38-Bochum Hbf 20:50-Dortmund Hbf 21:03]</text:p>
          </table:table-cell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EC 114</text:p>
          </table:table-cell>
          <table:table-cell table:style-name="ce4" office:value-type="string">
            <text:p>[Klagenfurt Hbf 08:42-Spittal-Millstättersee 09:40-St. Johann im Pongau 10:58-Bischofshofen 11:07-Stuttgart Hbf 16:08-Mainz Hbf 17:44Andernach 18:56-Remagen 19:08-Bonn Hbf 19:23-Köln Hbf 19:43, Klagenfurt Hbf 08:42-Villach Hbf 09:16-Bad Gastein 10:17-Günzburg 14:48-Ulm Hbf 15:03-Stuttgart Hbf 16:08Andernach 18:56-Remagen 19:08-Bonn Hbf 19:23-Köln Hbf 19:43, Klagenfurt Hbf 08:42-Freilassing 12:08-Traunstein 12:25-Prien a Chiemsee 12:44-München Ost 13:34-München-Pasing 13:52Andernach 18:56-Rem...</text:p>
          </table:table-cell>
          <table:table-cell table:number-columns-repeated="10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EC 6</text:p>
          </table:table-cell>
          <table:table-cell table:style-name="ce4" office:value-type="string">
            <text:p>[Koblenz Hbf 18:13-Bonn Hbf 18:44-Köln Hbf 19:05-Düsseldorf Hbf 19:30Gelsenkirchen Hbf 20:10-Münster(Westf)Hbf 20:55-Osnabrück Hbf 21:21-Diepholz 21:46-Hamburg Hbf 23:15-Hamburg-Altona 23:30, Koblenz Hbf 18:13-Bonn Hbf 18:44-Köln Hbf 19:05-Düsseldorf Hbf 19:30Münster(Westf)Hbf 20:55-Osnabrück Hbf 21:21-Bremen Hbf 22:17-Hamburg-Harburg 23:03-Hamburg Hbf 23:15-Hamburg-Altona 23:30, Koblenz Hbf 18:13-Bonn Hbf 18:44-Köln Hbf 19:05-Düsseldorf Hbf 19:30Duisburg Hbf 19:44-Bremen Hbf 22:17-Hamburg-H...</text:p>
          </table:table-cell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EC 6</text:p>
          </table:table-cell>
          <table:table-cell table:style-name="ce4" office:value-type="string">
            <text:p>[Bonn Hbf 18:46-Köln Hbf 19:05-Düsseldorf Hbf 19:30-Duisburg Hbf 19:44Essen Hbf 19:57-Münster(Westf)Hbf 20:55-Diepholz 21:46-Bremen Hbf 22:17-Hamburg Dammtor 23:21-Hamburg-Altona 23:30, Bonn Hbf 18:46-Köln Hbf 19:05-Düsseldorf Hbf 19:30-Duisburg Hbf 19:44Essen Hbf 19:57-Diepholz 21:46-Bremen Hbf 22:17-Hamburg-Harburg 23:03-Hamburg Hbf 23:15-Hamburg-Altona 23:30, Bonn Hbf 18:46-Köln Hbf 19:05-Düsseldorf Hbf 19:30-Duisburg Hbf 19:44Gelsenkirchen Hbf 20:10-Münster(Westf)Hbf 20:55-Osnabrück Hbf ...</text:p>
          </table:table-cell>
          <table:table-cell/>
          <table:table-cell table:style-name="ce3" office:value-type="float" office:value="1">
            <text:p>1</text:p>
          </table:table-cell>
          <table:table-cell table:style-name="ce5" office:value-type="string">
            <text:p>EC 8</text:p>
          </table:table-cell>
          <table:table-cell table:style-name="ce5" office:value-type="string">
            <text:p>[Zürich HB 11:00-Basel Bad Bf 12:29-Freiburg(Breisgau) Hbf 13:04-Baden-Baden 13:52-Karlsruhe Hbf 14:12-Mannheim Hbf 14:39Mainz Hbf 15:20-Koblenz Hbf 16:13-Bonn Hbf 16:46-Köln Hbf 17:05, Zürich HB 11:00-Basel Bad Bf 12:29-Freiburg(Breisgau) Hbf 13:04-Baden-Baden 13:52-Karlsruhe Hbf 14:12-Mannheim Hbf 14:39-Mainz Hbf 15:20-Koblenz Hbf 16:13-Bonn Hbf 16:46-Köln Hbf 17:05]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EC 8</text:p>
          </table:table-cell>
          <table:table-cell table:style-name="ce5" office:value-type="string">
            <text:p>[Koblenz Hbf 16:13-Bonn Hbf 16:44-Köln Hbf 17:05-Düsseldorf Hbf 17:30Duisburg Hbf 17:45-Essen Hbf 17:58-Gelsenkirchen Hbf 18:08-Hamburg-Harburg 21:02-Hamburg Dammtor 21:20-Hamburg-Altona 21:29, Koblenz Hbf 16:13-Bonn Hbf 16:44-Köln Hbf 17:05-Düsseldorf Hbf 17:30Essen Hbf 17:58-Gelsenkirchen Hbf 18:08-Münster(Westf)Hbf 18:54-Hamburg Hbf 21:14-Hamburg Dammtor 21:20-Hamburg-Altona 21:29, Koblenz Hbf 16:13-Bonn Hbf 16:44-Köln Hbf 17:05-Düsseldorf Hbf 17:30Essen Hbf 17:58-Osnabrück Hbf 19:22-Hamb...</text:p>
          </table:table-cell>
          <table:table-cell/>
          <table:table-cell table:style-name="ce3" office:value-type="float" office:value="2">
            <text:p>2</text:p>
          </table:table-cell>
          <table:table-cell table:style-name="ce5" office:value-type="string">
            <text:p>EC 8</text:p>
          </table:table-cell>
          <table:table-cell table:style-name="ce5" office:value-type="string">
            <text:p>[Bonn Hbf 16:46-Köln Hbf 17:05-Düsseldorf Hbf 17:30-Duisburg Hbf 17:45Essen Hbf 17:58-Gelsenkirchen Hbf 18:08-Münster(Westf)Hbf 18:54-Osnabrück Hbf 19:22-Bremen Hbf 20:16-Hamburg-Altona 21:29, Bonn Hbf 16:46-Köln Hbf 17:05-Düsseldorf Hbf 17:30-Duisburg Hbf 17:45Essen Hbf 17:58-Gelsenkirchen Hbf 18:08-Münster(Westf)Hbf 18:54-Osnabrück Hbf 19:22-Hamburg Dammtor 21:20-Hamburg-Altona 21:29, Bonn Hbf 16:46-Köln Hbf 17:05-Düsseldorf Hbf 17:30-Duisburg Hbf 17:45Münster(Westf)Hbf 18:54-Osnabrück Hbf...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IC1910</text:p>
          </table:table-cell>
          <table:table-cell table:style-name="ce4" office:value-type="string">
            <text:p>[München Hbf 16:14-München-Pasing 16:25-Augsburg Hbf 16:55-Günzburg 17:28-Ulm Hbf 17:42-Geislingen(Steige) 18:06-Göppingen 18:25-Stuttgart Hbf 19:14-Heidelberg Hbf 19:55-Mannheim Hbf 20:08-Mainz Hbf 20:49-Bingen(Rhein) Hbf 21:07-Koblenz Hbf 21:44-Andernach 21:56-Remagen 22:08-Bonn Hbf 22:23-Köln Hbf 22:43]</text:p>
          </table:table-cell>
          <table:table-cell table:number-columns-repeated="101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IC1910</text:p>
          </table:table-cell>
          <table:table-cell table:style-name="ce4" office:value-type="string">
            <text:p>[Koblenz Hbf 21:44-Andernach 21:54-Remagen 22:06-Bonn Hbf 22:21-Köln Hbf 22:43-Düsseldorf Hbf 23:07-Duisburg Hbf 23:21-Mülheim(Ruhr)Hbf 23:29-Essen Hbf 23:38-Bochum Hbf 23:49-Dortmund Hbf 00:02]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IC1918</text:p>
          </table:table-cell>
          <table:table-cell table:style-name="ce4" office:value-type="string">
            <text:p>[Bonn Hbf 18:23-Köln Hbf 18:43-Düsseldorf Hbf 19:09-Duisburg Hbf 19:27-Essen Hbf 19:44-Bochum Hbf 19:55-Dortmund Hbf 20:07]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IC1918</text:p>
          </table:table-cell>
          <table:table-cell table:style-name="ce4" office:value-type="string">
            <text:p>[Stuttgart Hbf 15:12-Heidelberg Hbf 15:55-Mannheim Hbf 16:08-Mainz Hbf 16:49-Bingen(Rhein) Hbf 17:07-Koblenz Hbf 17:44-Andernach 17:56-Remagen 18:08-Bonn Hbf 18:23-Köln Hbf 18:43]</text:p>
          </table:table-cell>
          <table:table-cell table:number-columns-repeated="101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IC1918</text:p>
          </table:table-cell>
          <table:table-cell table:style-name="ce4" office:value-type="string">
            <text:p>[Koblenz Hbf 17:44-Andernach 17:54-Remagen 18:06-Bonn Hbf 18:21-Köln Hbf 18:43-Düsseldorf Hbf 19:09-Duisburg Hbf 19:27-Essen Hbf 19:44-Bochum Hbf 19:55-Dortmund Hbf 20:07]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IC2002</text:p>
          </table:table-cell>
          <table:table-cell table:style-name="ce4" office:value-type="string">
            <text:p>[Bonn Hbf 17:23-Köln Hbf 17:42-Düsseldorf Hbf 18:07-Duisburg Hbf 18:28-Oberhausen Hbf 18:35-Gelsenkirchen Hbf 18:47-Recklinghausen Hbf 18:58-Münster(Westf)Hbf 19:28-Rheine 19:54-Lingen(Ems) 20:13-Meppen 20:27-Papenburg(Ems) 20:54-Leer(Ostfriesl) 21:07-Emden Hbf 21:25]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IC2002</text:p>
          </table:table-cell>
          <table:table-cell table:style-name="ce4" office:value-type="string">
            <text:p>[Bonn-Bad Godesberg 17:15-Bonn Hbf 17:23-Köln Hbf 17:42]</text:p>
          </table:table-cell>
          <table:table-cell table:number-columns-repeated="101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IC2012</text:p>
          </table:table-cell>
          <table:table-cell table:style-name="ce4" office:value-type="string">
            <text:p>[Koblenz Hbf 15:44-Andernach 15:54-Remagen 16:06-Bonn Hbf 16:21-Köln Hbf 16:43-Düsseldorf Hbf 17:09-Duisburg Hbf 17:28-Essen Hbf 17:43-Bochum Hbf 17:54-Dortmund Hbf 18:07]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string">
            <text:p>IC2004</text:p>
          </table:table-cell>
          <table:table-cell table:style-name="ce4" office:value-type="string">
            <text:p>[Bonn Hbf 15:23-Köln Hbf 15:43-Düsseldorf Hbf 16:09-Duisburg Hbf 16:24-Oberhausen Hbf 16:31-Gelsenkirchen Hbf 16:43-Wanne-Eickel Hbf 16:49-Recklinghausen Hbf 16:58-Münster(Westf)Hbf 17:28-Rheine 17:54-Lingen(Ems) 18:13-Meppen 18:27-Papenburg(Ems) 18:54-Leer(Ostfriesl) 19:07-Emden Hbf 19:25]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string">
            <text:p>IC2004</text:p>
          </table:table-cell>
          <table:table-cell table:style-name="ce4" office:value-type="string">
            <text:p>[Konstanz 09:07-Radolfzell 09:21-Singen(Hohentwiel) 09:30-Immendingen 09:51-Donaueschingen 10:05-Villingen(Schwarzw) 10:16-St Georgen(Schwarzw) 10:26-Triberg 10:42-Hornberg(Schwarzw) 10:56-Hausach 11:05-Offenburg 11:39-Baden-Baden 12:02-Karlsruhe Hbf 12:21-Mannheim Hbf 12:58-Worms Hbf 13:15-Mainz Hbf 13:44-Bingen(Rhein) Hbf 14:07-Koblenz Hbf 14:44-Andernach 14:56-Remagen 15:08-Bonn Hbf 15:23-Köln Hbf 15:43]</text:p>
          </table:table-cell>
          <table:table-cell table:number-columns-repeated="101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IC2026</text:p>
          </table:table-cell>
          <table:table-cell table:style-name="ce4" office:value-type="string">
            <text:p>[Koblenz Hbf 15:13-Bonn Hbf 15:44-Köln Hbf 16:05-Solingen Hbf 16:27-Wuppertal Hbf 16:41-Hagen Hbf 16:59-Münster(Westf)Hbf 17:57-Osnabrück Hbf 18:23-Bremen Hbf 19:16-Hamburg-Harburg 20:02-Hamburg Hbf 20:14-Hamburg Dammtor 20:20-Hamburg-Altona 20:29]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string">
            <text:p>IC2012</text:p>
          </table:table-cell>
          <table:table-cell table:style-name="ce4" office:value-type="string">
            <text:p>[Bonn Hbf 16:23-Köln Hbf 16:43-Düsseldorf Hbf 17:09-Duisburg Hbf 17:28-Essen Hbf 17:43-Bochum Hbf 17:54-Dortmund Hbf 18:07]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string">
            <text:p>IC2012</text:p>
          </table:table-cell>
          <table:table-cell table:style-name="ce4" office:value-type="string">
            <text:p>[Oberstdorf 09:51-Fischen 10:02-Sonthofen 10:12-Immenstadt 10:40-Kempten(Allgäu)Hbf 10:55-Memmingen 11:27-Ulm Hbf 11:57-Göppingen 12:35-Plochingen 12:49-Stuttgart Hbf 13:12-Heidelberg Hbf 13:55-Mannheim Hbf 14:08-Mainz Hbf 14:49-Bingen(Rhein) Hbf 15:07-Koblenz Hbf 15:44-Andernach 15:56-Remagen 16:08-Bonn Hbf 16:23-Köln Hbf 16:43]</text:p>
          </table:table-cell>
          <table:table-cell table:number-columns-repeated="101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IC2318</text:p>
          </table:table-cell>
          <table:table-cell table:style-name="ce4" office:value-type="string">
            <text:p>[Koblenz Hbf 20:13-Bonn Hbf 20:44-Köln Hbf 21:05-Düsseldorf Hbf 21:30-Duisburg Hbf 21:44-Essen Hbf 21:57-Bochum Hbf 22:08-Dortmund Hbf 22:21-Münster(Westf)Hbf 23:16, Koblenz Hbf 20:13-Bonn Hbf 20:44-Köln Hbf 21:05-Düsseldorf Hbf 21:30-Duisburg Hbf 21:44-Essen Hbf 21:57-Bochum Hbf 22:08-Dortmund Hbf 22:21-Münster(Westf)Hbf 23:16Bochum Hbf - Dortmund Hbf: Störung. Weitere Informationen, Koblenz Hbf 20:13-Bonn Hbf 20:44-Köln Hbf 21:05-Düsseldorf Hbf 21:30-Duisburg Hbf 21:44-Essen Hbf 21:57-Boch...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string">
            <text:p>IC2026</text:p>
          </table:table-cell>
          <table:table-cell table:style-name="ce4" office:value-type="string">
            <text:p>[Bonn Hbf 15:46-Köln Hbf 16:05-Solingen Hbf 16:27-Wuppertal Hbf 16:41-Hagen Hbf 16:59-Münster(Westf)Hbf 17:57-Osnabrück Hbf 18:23-Bremen Hbf 19:16-Hamburg-Harburg 20:02-Hamburg Hbf 20:14-Hamburg Dammtor 20:20-Hamburg-Altona 20:29]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string">
            <text:p>IC2026</text:p>
          </table:table-cell>
          <table:table-cell table:style-name="ce4" office:value-type="string">
            <text:p>[Frankfurt(Main)Hbf 13:44-Frankfurt(M) Flughafen Fernbf 13:58-Mainz Hbf 14:20-Koblenz Hbf 15:13-Bonn Hbf 15:46-Köln Hbf 16:05]</text:p>
          </table:table-cell>
          <table:table-cell table:number-columns-repeated="101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ICE 1222</text:p>
          </table:table-cell>
          <table:table-cell table:style-name="ce4" office:value-type="string">
            <text:p>[Koblenz Hbf 21:24-Bonn Hbf 21:57-Köln Hbf 22:18-Solingen Hbf 22:39-Wuppertal Hbf 22:52-Hagen Hbf 23:09-Dortmund Hbf 23:30]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string">
            <text:p>IC2318</text:p>
          </table:table-cell>
          <table:table-cell table:style-name="ce4" office:value-type="string">
            <text:p>[Bonn Hbf 20:46-Köln Hbf 21:05-Düsseldorf Hbf 21:30-Duisburg Hbf 21:44-Essen Hbf 21:57-Bochum Hbf 22:08-Dortmund Hbf 22:21-Münster(Westf)Hbf 23:16, Bonn Hbf 20:46-Köln Hbf 21:05-Düsseldorf Hbf 21:30-Duisburg Hbf 21:44-Essen Hbf 21:57-Bochum Hbf 22:08-Dortmund Hbf 22:21-Münster(Westf)Hbf 23:16Bochum Hbf - Dortmund Hbf: Störung. Weitere Informationen, Bonn Hbf 20:46-Köln Hbf 21:05-Düsseldorf Hbf 21:30-Duisburg Hbf 21:44-Essen Hbf 21:57-Bochum Hbf (Halt entfällt) 22:08-Dortmund Hbf 22:21-Münste...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string">
            <text:p>IC2312</text:p>
          </table:table-cell>
          <table:table-cell table:style-name="ce4" office:value-type="string">
            <text:p>[Stuttgart Hbf 11:37-Vaihingen(Enz) 11:56-Heidelberg Hbf 12:25-Mannheim Hbf 12:39-Mainz Hbf 13:20-Koblenz Hbf 14:13-Bonn Hbf 14:46-Köln Hbf 15:05]</text:p>
          </table:table-cell>
          <table:table-cell table:number-columns-repeated="101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CE 26</text:p>
          </table:table-cell>
          <table:table-cell table:style-name="ce4" office:value-type="string">
            <text:p>[Koblenz Hbf 19:13-Bonn Hbf 19:44-Köln Hbf 20:05-Solingen Hbf 20:27-Wuppertal Hbf 20:41-Hagen Hbf 20:59-Dortmund Hbf 21:20]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string">
            <text:p>ICE 1222</text:p>
          </table:table-cell>
          <table:table-cell table:style-name="ce4" office:value-type="string">
            <text:p>[Bonn Hbf 21:59-Köln Hbf 22:18-Solingen Hbf 22:39-Wuppertal Hbf 22:52-Hagen Hbf 23:09-Dortmund Hbf 23:30]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string">
            <text:p>IC2318</text:p>
          </table:table-cell>
          <table:table-cell table:style-name="ce4" office:value-type="string">
            <text:p>[Stuttgart Hbf 17:39-Heidelberg Hbf 18:25-Mannheim Hbf 18:39-Mainz Hbf 19:20-Koblenz Hbf 20:13-Bonn Hbf 20:46-Köln Hbf 21:05]</text:p>
          </table:table-cell>
          <table:table-cell table:number-columns-repeated="101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RB26(25428)</text:p>
          </table:table-cell>
          <table:table-cell table:style-name="ce4" office:value-type="string">
            <text:p>[Koblenz Hbf 15:30-Koblenz Stadtmitte 15:31-Koblenz-Lützel 15:32-Urmitz 15:38-Weißenthurm 15:42-Andernach 15:45-Namedy 15:49-Brohl 15:52-Bad Breisig 15:55-Sinzig(Rhein) 15:59-Remagen 16:04-Oberwinter 16:14-Rolandseck 16:17-Bonn-Mehlem 16:21-Bonn-Bad Godesberg 16:24-Bonn UN Campus 16:27-Bonn Hbf 16:31-Roisdorf 16:36-Sechtem 16:41-Brühl 16:44-Hürth-Kalscheuren 16:48-Köln Süd 16:53-Köln West 16:56-Köln Hbf 17:02-Köln Messe/Deutz 17:08, Koblenz Hbf 15:30-Koblenz Stadtmitte 15:31-Koblenz-Lützel 1...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string">
            <text:p>ICE 26</text:p>
          </table:table-cell>
          <table:table-cell table:style-name="ce4" office:value-type="string">
            <text:p>[Bonn Hbf 19:46-Köln Hbf 20:05-Solingen Hbf 20:27-Wuppertal Hbf 20:41-Hagen Hbf 20:59-Dortmund Hbf 21:20]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string">
            <text:p>ICE 1222</text:p>
          </table:table-cell>
          <table:table-cell table:style-name="ce4" office:value-type="string">
            <text:p>[Innsbruck Hbf 12:54-Seefeld in Tirol 13:33-Mittenwald 14:03-Garmisch-Partenkirchen 14:32-Oberau 14:53-Murnau 15:09-Weilheim(Oberbay) 15:26-München Hbf 16:18-Ingolstadt Hbf 17:00-Nürnberg Hbf 17:36-Würzburg Hbf 18:30-Frankfurt(Main)Hbf 20:02-Frankfurt(M) Flughafen Fernbf 20:15-Mainz Hbf 20:32-Koblenz Hbf 21:24-Bonn Hbf 21:59-Köln Hbf 22:18]</text:p>
          </table:table-cell>
          <table:table-cell table:number-columns-repeated="101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RB26(25430)</text:p>
          </table:table-cell>
          <table:table-cell table:style-name="ce4" office:value-type="string">
            <text:p>[Koblenz Hbf 16:30-Koblenz Stadtmitte 16:31-Koblenz-Lützel 16:32-Urmitz 16:38Brohl 16:52-Oberwinter 17:14-Rolandseck 17:17-Bonn Hbf 17:31-Roisdorf 17:36-Brühl 17:44-Hürth-Kalscheuren 17:48-Köln Süd 17:53-Köln West 17:56-Köln Hbf 18:02-Köln Messe/Deutz 18:08, Koblenz Hbf 16:30-Koblenz Stadtmitte 16:31-Koblenz-Lützel 16:32-Urmitz 16:38-Weißenthurm 16:42-Andernach 16:45-Namedy 16:49-Brohl 16:52-Bad Breisig 16:55-Sinzig(Rhein) 16:59-Remagen 17:04-Oberwinter 17:14-Rolandseck 17:17-Bonn-Mehlem 17:...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string">
            <text:p>RB26(25426)</text:p>
          </table:table-cell>
          <table:table-cell table:style-name="ce4" office:value-type="string">
            <text:p>[Bonn Hbf 15:33-Roisdorf 15:36-Sechtem 15:41-Brühl 15:44-Hürth-Kalscheuren 15:48-Köln Süd 15:53-Köln West 15:56-Köln Hbf 16:02-Köln Messe/Deutz 16:08]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string">
            <text:p>ICE 26</text:p>
          </table:table-cell>
          <table:table-cell table:style-name="ce4" office:value-type="string">
            <text:p>[Wien Hbf 11:15-Wien Meidling 11:22-St.Pölten Hbf 11:46-Linz Hbf 12:36-Passau Hbf 13:37-Plattling 14:04-Regensburg Hbf 14:35-Nürnberg Hbf 15:32-Würzburg Hbf 16:24-Hanau Hbf 17:16-Frankfurt(Main)Hbf 17:42-Frankfurt(M) Flughafen Fernbf 17:58-Mainz Hbf 18:20-Koblenz Hbf 19:13-Bonn Hbf 19:46-Köln Hbf 20:05]</text:p>
          </table:table-cell>
          <table:table-cell table:number-columns-repeated="101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RB26(25432)</text:p>
          </table:table-cell>
          <table:table-cell table:style-name="ce4" office:value-type="string">
            <text:p>[Koblenz Hbf 17:30-Koblenz Stadtmitte 17:31-Koblenz-Lützel 17:32-Urmitz 17:38-Weißenthurm 17:42-Andernach 17:45-Namedy 17:49-Brohl 17:52-Bad Breisig 17:55-Sinzig(Rhein) 17:59-Remagen 18:04-Oberwinter 18:14-Rolandseck 18:17-Bonn-Mehlem 18:21-Bonn-Bad Godesberg 18:24-Bonn UN Campus 18:27-Bonn Hbf 18:31-Roisdorf 18:36-Sechtem 18:41-Brühl 18:44-Hürth-Kalscheuren 18:48-Köln Süd 18:53-Köln West 18:56-Köln Hbf 19:02-Köln Messe/Deutz 19:08, Koblenz Hbf 17:30-Koblenz Stadtmitte 17:31-Koblenz-Lützel 1...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string">
            <text:p>RB26(25428)</text:p>
          </table:table-cell>
          <table:table-cell table:style-name="ce4" office:value-type="string">
            <text:p>[Bonn Hbf 16:33-Roisdorf 16:36-Sechtem 16:41-Brühl 16:44-Hürth-Kalscheuren 16:48-Köln Süd 16:53-Köln West 16:56-Köln Hbf 17:02-Köln Messe/Deutz 17:08]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string">
            <text:p>RB26(25424)</text:p>
          </table:table-cell>
          <table:table-cell table:style-name="ce4" office:value-type="string">
            <text:p>[Mainz Hbf 12:03-Bingen-Gaulsheim 12:28-Trechtingshausen 12:43-Boppard Hbf 13:12-Remagen 14:11-Bonn Hbf 14:33Hürth-Kalscheuren 14:49-Köln Süd 14:54-Köln West 14:57-Köln Hbf 15:02, Mainz Hbf 12:03-Bingen(Rhein) Hbf 12:39-Trechtingshausen 12:43-Boppard-Hirzenach 13:05-Bad Breisig 13:55-Bonn Hbf 14:33Hürth-Kalscheuren 14:49-Köln Süd 14:54-Köln West 14:57-Köln Hbf 15:02, Mainz Hbf 12:03-Mainz-Mombach 12:07-Budenheim 12:11-Uhlerborn 12:14-Heidesheim(Rheinhess) 12:17-Ingelheim 12:21-Gau Algesheim ...</text:p>
          </table:table-cell>
          <table:table-cell table:number-columns-repeated="101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RB26(25434)</text:p>
          </table:table-cell>
          <table:table-cell table:style-name="ce4" office:value-type="string">
            <text:p>[Koblenz Hbf 18:30-Koblenz Stadtmitte 18:31-Koblenz-Lützel 18:32-Urmitz 18:38-Weißenthurm 18:42-Andernach 18:45-Namedy 18:49-Brohl 18:52-Bad Breisig 18:55-Sinzig(Rhein) 18:59-Remagen 19:04-Oberwinter 19:14-Rolandseck 19:17-Bonn-Mehlem 19:21-Bonn-Bad Godesberg 19:24-Bonn UN Campus 19:27-Bonn Hbf 19:31-Roisdorf 19:36-Sechtem 19:41-Brühl 19:44-Hürth-Kalscheuren 19:48-Köln Süd 19:53-Köln West 19:56-Köln Hbf 20:02-Köln Messe/Deutz 20:08, Koblenz Hbf 18:30-Koblenz Stadtmitte 18:31-Koblenz-Lützel 1...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string">
            <text:p>RB26(25430)</text:p>
          </table:table-cell>
          <table:table-cell table:style-name="ce4" office:value-type="string">
            <text:p>[Bonn Hbf 17:33-Roisdorf 17:36-Sechtem 17:41-Brühl 17:44-Hürth-Kalscheuren 17:48-Köln Süd 17:53-Köln West 17:56-Köln Hbf 18:02-Köln Messe/Deutz 18:08]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string">
            <text:p>RB26(25426)</text:p>
          </table:table-cell>
          <table:table-cell table:style-name="ce4" office:value-type="string">
            <text:p>[Mainz Hbf 13:03-Mainz-Mombach 13:07-Bingen-Gaulsheim 13:28-Urmitz 14:38-Bonn UN Campus 15:28-Bonn Hbf 15:33Hürth-Kalscheuren 15:49-Köln Süd 15:54-Köln West 15:57-Köln Hbf 16:02, Mainz Hbf 13:03-Bacharach 13:50-Oberwesel 13:54-St Goar 14:00-Koblenz Stadtmitte 14:31-Koblenz-Lützel 14:33Bonn UN Campus 15:28-Bonn Hbf 15:33-Roisdorf 15:37-Sechtem 15:41-Brühl 15:45-Hürth-Kalscheuren 15:49-Köln Süd 15:54-Köln West 15:57-Köln Hbf 16:02, Mainz Hbf 13:03-Uhlerborn 13:14-Heidesheim(Rheinhess) 13:17-Bo...</text:p>
          </table:table-cell>
          <table:table-cell table:number-columns-repeated="101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RB26(25436)</text:p>
          </table:table-cell>
          <table:table-cell table:style-name="ce4" office:value-type="string">
            <text:p>[Koblenz Hbf 19:30-Koblenz Stadtmitte 19:31-Koblenz-Lützel 19:32-Urmitz 19:38Andernach 19:45-Bonn Hbf 20:31-Sechtem 20:41-Brühl 20:44-Köln Hbf 21:02-Köln Messe/Deutz 21:08, Koblenz Hbf 19:30-Koblenz Stadtmitte 19:31-Koblenz-Lützel 19:32-Urmitz 19:38-Weißenthurm 19:42-Andernach 19:45-Namedy 19:49-Brohl 19:52-Bad Breisig 19:55-Sinzig(Rhein) 19:59-Remagen 20:04-Oberwinter 20:14-Rolandseck 20:17-Bonn-Mehlem 20:21-Bonn-Bad Godesberg 20:24-Bonn UN Campus 20:27-Bonn Hbf 20:31-Roisdorf 20:36-Sechtem...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string">
            <text:p>RB26(25432)</text:p>
          </table:table-cell>
          <table:table-cell table:style-name="ce4" office:value-type="string">
            <text:p>[Bonn Hbf 18:33-Roisdorf 18:36-Sechtem 18:41-Brühl 18:44-Hürth-Kalscheuren 18:48-Köln Süd 18:53-Köln West 18:56-Köln Hbf 19:02-Köln Messe/Deutz 19:08]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string">
            <text:p>RB26(25428)</text:p>
          </table:table-cell>
          <table:table-cell table:style-name="ce4" office:value-type="string">
            <text:p>[Mainz Hbf 14:03-Ingelheim 14:21-Gau Algesheim 14:24-Bingen(Rhein) Stadt 14:31-Bingen(Rhein) Hbf 14:39-Bonn Hbf 16:33Hürth-Kalscheuren 16:49-Köln Süd 16:54-Köln West 16:57-Köln Hbf 17:02, Mainz Hbf 14:03-Trechtingshausen 14:43-Niederheimbach 14:47-Spay 15:17-Bonn Hbf 16:33-Roisdorf 16:37Hürth-Kalscheuren 16:49-Köln Süd 16:54-Köln West 16:57-Köln Hbf 17:02, Mainz Hbf 14:03-Boppard Hbf 15:12-Bonn-Bad Godesberg 16:25-Bonn Hbf 16:33-Roisdorf 16:37-Sechtem 16:41Hürth-Kalscheuren 16:49-Köln Süd 16...</text:p>
          </table:table-cell>
          <table:table-cell table:number-columns-repeated="101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RB26(25440)</text:p>
          </table:table-cell>
          <table:table-cell table:style-name="ce4" office:value-type="string">
            <text:p>[Koblenz Hbf 21:30-Koblenz Stadtmitte 21:31-Koblenz-Lützel 21:32-Urmitz 21:38-Weißenthurm 21:42-Andernach 21:45-Namedy 21:49-Brohl 21:52-Bad Breisig 21:55-Sinzig(Rhein) 21:59-Remagen 22:04-Oberwinter 22:14-Rolandseck 22:17-Bonn-Mehlem 22:21-Bonn-Bad Godesberg 22:24-Bonn UN Campus 22:27-Bonn Hbf 22:31-Roisdorf 22:36-Sechtem 22:41-Brühl 22:44-Hürth-Kalscheuren 22:48-Köln Süd 22:53-Köln West 22:56-Köln Hbf 23:02-Köln Messe/Deutz 23:08, Koblenz Hbf 21:30-Koblenz Stadtmitte 21:31-Koblenz-Lützel 2...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string">
            <text:p>RB26(25434)</text:p>
          </table:table-cell>
          <table:table-cell table:style-name="ce4" office:value-type="string">
            <text:p>[Bonn Hbf 19:33-Roisdorf 19:36-Sechtem 19:41-Brühl 19:44-Hürth-Kalscheuren 19:48-Köln Süd 19:53-Köln West 19:56-Köln Hbf 20:02-Köln Messe/Deutz 20:08]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string">
            <text:p>RB26(25430)</text:p>
          </table:table-cell>
          <table:table-cell table:style-name="ce4" office:value-type="string">
            <text:p>[Mainz Hbf 15:03-Ingelheim 15:21-Boppard-Hirzenach 16:05-Urmitz 16:38-Rolandseck 17:18-Bonn Hbf 17:33Hürth-Kalscheuren 17:49-Köln Süd 17:54-Köln West 17:57-Köln Hbf 18:02, Mainz Hbf 15:03-Bingen-Gaulsheim 15:28-Bingen(Rhein) Hbf 15:39-Trechtingshausen 15:43-Urmitz 16:38-Bonn Hbf 17:33Hürth-Kalscheuren 17:49-Köln Süd 17:54-Köln West 17:57-Köln Hbf 18:02, Mainz Hbf 15:03-Bingen-Gaulsheim 15:28-Bingen(Rhein) Hbf 15:39-Bacharach 15:50-Bonn UN Campus 17:28-Bonn Hbf 17:33Hürth-Kalscheuren 17:49-Kö...</text:p>
          </table:table-cell>
          <table:table-cell table:number-columns-repeated="101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RE 5(28524)</text:p>
          </table:table-cell>
          <table:table-cell table:style-name="ce4" office:value-type="string">
            <text:p>[Koblenz Hbf 15:17-Koblenz Stadtmitte 15:18-Andernach 15:28-Bad Breisig 15:34-Sinzig(Rhein) 15:38-Remagen 15:42-Bonn-Bad Godesberg 15:54-Bonn UN Campus 15:58-Bonn Hbf 16:02-Brühl 16:14-Köln Süd 16:22-Köln Hbf 16:28-Köln Messe/Deutz 16:33-Köln-Mülheim 16:38-Leverkusen Mitte 16:45-Düsseldorf-Benrath 16:53-Düsseldorf Hbf 17:01-Düsseldorf Flughafen 17:08-Duisburg Hbf 17:18-Oberhausen Hbf 17:25-Oberhausen-Sterkrade 17:31-Dinslaken 17:40-Voerde(Niederrhein) 17:44-Friedrichsfeld(Niederrhein) 17:48-...</text:p>
          </table:table-cell>
          <table:table-cell/>
          <table:table-cell table:style-name="ce2" office:value-type="float" office:value="16">
            <text:p>16</text:p>
          </table:table-cell>
          <table:table-cell table:style-name="ce4" office:value-type="string">
            <text:p>RB26(25436)</text:p>
          </table:table-cell>
          <table:table-cell table:style-name="ce4" office:value-type="string">
            <text:p>[Bonn Hbf 20:33-Roisdorf 20:36-Sechtem 20:41-Brühl 20:44-Hürth-Kalscheuren 20:48-Köln Süd 20:53-Köln West 20:56-Köln Hbf 21:02-Köln Messe/Deutz 21:08]</text:p>
          </table:table-cell>
          <table:table-cell/>
          <table:table-cell table:style-name="ce2" office:value-type="float" office:value="16">
            <text:p>16</text:p>
          </table:table-cell>
          <table:table-cell table:style-name="ce4" office:value-type="string">
            <text:p>RB26(25434)</text:p>
          </table:table-cell>
          <table:table-cell table:style-name="ce4" office:value-type="string">
            <text:p>[Mainz Hbf 17:03-Ingelheim 17:21-Niederheimbach 17:47-Weißenthurm 18:42-Bad Breisig 18:55-Bonn Hbf 19:33Hürth-Kalscheuren 19:49-Köln Süd 19:54-Köln West 19:57-Köln Hbf 20:02, Mainz Hbf 17:03-Mainz-Mombach 17:07-Uhlerborn 17:14-Gau Algesheim 17:24-Koblenz-Lützel 18:33-Bonn-Mehlem 19:22Bonn-Bad Godesberg 19:25-Bonn UN Campus 19:28-Bonn Hbf 19:33-Roisdorf 19:37-Sechtem 19:41-Brühl 19:45-Hürth-Kalscheuren 19:49-Köln Süd 19:54-Köln West 19:57-Köln Hbf 20:02, Mainz Hbf 17:03-Bonn UN Campus 19:28-B...</text:p>
          </table:table-cell>
          <table:table-cell table:number-columns-repeated="101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RE 5(28526)</text:p>
          </table:table-cell>
          <table:table-cell table:style-name="ce4" office:value-type="string">
            <text:p>[Koblenz Hbf 16:17-Koblenz Stadtmitte 16:18-Andernach 16:28-Bad Breisig 16:34Bonn Hbf 17:02-Köln Süd 17:22-Köln Hbf 17:28-Köln Messe/Deutz 17:33-Köln-Mülheim 17:38-Wesel 18:55, Koblenz Hbf 16:17-Koblenz Stadtmitte 16:18-Andernach 16:28-Bad Breisig 16:34Bonn Hbf 17:02-Köln Hbf 17:28-Köln-Mülheim 17:38-Oberhausen Hbf 18:25-Dinslaken 18:38-Wesel 18:55, Koblenz Hbf 16:17-Koblenz Stadtmitte 16:18-Andernach 16:28-Bad Breisig 16:34Remagen 16:42-Bonn-Bad Godesberg 16:54-Bonn UN Campus 16:58-Bonn Hbf...</text:p>
          </table:table-cell>
          <table:table-cell/>
          <table:table-cell table:style-name="ce2" office:value-type="float" office:value="17">
            <text:p>17</text:p>
          </table:table-cell>
          <table:table-cell table:style-name="ce4" office:value-type="string">
            <text:p>RB48(32460)</text:p>
          </table:table-cell>
          <table:table-cell table:style-name="ce4" office:value-type="string">
            <text:p>[Bonn Hbf 15:53-Roisdorf 15:57-Sechtem 16:01-Brühl 16:05Köln Süd 16:14-Köln Hbf 16:22-Opladen 16:42-Solingen Hbf 16:51-Haan-Gruiten 16:58-Wuppertal-Oberbarmen 17:18, Bonn Hbf 15:53-Roisdorf 15:57-Sechtem 16:01-Brühl 16:05Hürth-Kalscheuren 16:10-Köln Süd 16:14-Köln West 16:17-Köln Hbf 16:22-Leichlingen 16:46-Wuppertal-Oberbarmen 17:18, Bonn Hbf 15:53-Roisdorf 15:57-Sechtem 16:01-Brühl 16:05Hürth-Kalscheuren 16:10-Köln Hbf 16:22-Köln Messe/Deutz 16:28-Köln-Mülheim 16:32-Opladen 16:42-Wuppertal...</text:p>
          </table:table-cell>
          <table:table-cell/>
          <table:table-cell table:style-name="ce2" office:value-type="float" office:value="17">
            <text:p>17</text:p>
          </table:table-cell>
          <table:table-cell table:style-name="ce4" office:value-type="string">
            <text:p>RB26(25436)</text:p>
          </table:table-cell>
          <table:table-cell table:style-name="ce4" office:value-type="string">
            <text:p>[Mainz Hbf (Halt entfällt) 18:03-Mainz-Mombach (Halt entfällt) 18:07-Budenheim (Halt entfällt) 18:11-Uhlerborn (Halt entfällt) 18:14-Heidesheim(Rheinhess) (Halt entfällt) 18:17-Ingelheim (Halt entfällt) 18:21Gau Algesheim (Halt entfällt) 18:24-Bingen-Gaulsheim (Halt entfällt) 18:28-Bingen(Rhein) Stadt (Halt entfällt) 18:31-Bingen(Rhein) Hbf (Halt entfällt) 18:39-Trechtingshausen (Halt entfällt) 18:43-Niederheimbach (Halt entfällt) 18:47-Bacharach (Halt entfällt) 18:50-Oberwesel (Halt entfäll...</text:p>
          </table:table-cell>
          <table:table-cell table:number-columns-repeated="1013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RE 5(28528)</text:p>
          </table:table-cell>
          <table:table-cell table:style-name="ce4" office:value-type="string">
            <text:p>[Koblenz Hbf 17:17-Koblenz Stadtmitte 17:18-Andernach 17:28-Bad Breisig 17:34-Sinzig(Rhein) 17:38-Remagen 17:42-Bonn-Bad Godesberg 17:54-Bonn UN Campus 17:58-Bonn Hbf 18:02-Brühl 18:14-Köln Süd 18:22-Köln Hbf 18:28-Köln Messe/Deutz 18:33-Köln-Mülheim 18:38-Leverkusen Mitte 18:45-Düsseldorf-Benrath 18:53-Düsseldorf Hbf 19:01-Düsseldorf Flughafen 19:08-Duisburg Hbf 19:18-Oberhausen Hbf 19:25-Oberhausen-Sterkrade 19:31-Dinslaken 19:40-Voerde(Niederrhein) 19:44-Friedrichsfeld(Niederrhein) 19:48-...</text:p>
          </table:table-cell>
          <table:table-cell/>
          <table:table-cell table:style-name="ce2" office:value-type="float" office:value="18">
            <text:p>18</text:p>
          </table:table-cell>
          <table:table-cell table:style-name="ce4" office:value-type="string">
            <text:p>RB48(32464)</text:p>
          </table:table-cell>
          <table:table-cell table:style-name="ce4" office:value-type="string">
            <text:p>[Bonn Hbf 16:53-Roisdorf 16:57-Sechtem 17:01-Brühl 17:05Köln Hbf 17:22-Köln Messe/Deutz 17:28-Leverkusen-Schlebusch 17:38-Solingen Hbf 17:51-Haan 17:55-Wuppertal-Oberbarmen 18:18, Bonn Hbf 16:53-Roisdorf 16:57-Sechtem 17:01-Brühl 17:05Köln Süd 17:14-Köln West 17:17-Köln Hbf 17:22-Köln-Mülheim 17:32-Leverkusen-Schlebusch 17:38-Wuppertal-Oberbarmen 18:18, Bonn Hbf 16:53-Roisdorf 16:57-Sechtem 17:01-Brühl 17:05Köln Süd 17:14-Köln West 17:17-Köln Hbf 17:22-Haan-Gruiten 17:58-Wuppertal-Barmen 18:...</text:p>
          </table:table-cell>
          <table:table-cell/>
          <table:table-cell table:style-name="ce2" office:value-type="float" office:value="18">
            <text:p>18</text:p>
          </table:table-cell>
          <table:table-cell table:style-name="ce4" office:value-type="string">
            <text:p>RB48(32456)</text:p>
          </table:table-cell>
          <table:table-cell table:style-name="ce4" office:value-type="string">
            <text:p>[Bonn-Mehlem 14:43-Bonn-Bad Godesberg 14:46-Bonn Hbf 14:53-Roisdorf 14:58-Sechtem 15:02-Brühl 15:06Hürth-Kalscheuren 15:10-Köln Süd 15:15-Köln West 15:18-Köln Hbf 15:22, Bonn-Mehlem 14:43-Bonn-Bad Godesberg 14:46-Bonn Hbf 14:53-Roisdorf 14:58-Sechtem 15:02-Brühl 15:06-Hürth-Kalscheuren 15:10-Köln Süd 15:15-Köln West 15:18-Köln Hbf 15:22]</text:p>
          </table:table-cell>
          <table:table-cell table:number-columns-repeated="101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RE 5(28530)</text:p>
          </table:table-cell>
          <table:table-cell table:style-name="ce4" office:value-type="string">
            <text:p>[Koblenz Hbf 18:17-Koblenz Stadtmitte 18:18-Andernach 18:28-Bad Breisig 18:34-Sinzig(Rhein) 18:38-Remagen 18:42-Bonn-Bad Godesberg 18:54-Bonn UN Campus 18:58-Bonn Hbf 19:02-Brühl 19:14-Köln Süd 19:22-Köln Hbf 19:28-Köln Messe/Deutz 19:33-Köln-Mülheim 19:38-Leverkusen Mitte 19:45-Düsseldorf-Benrath 19:53-Düsseldorf Hbf 20:01-Düsseldorf Flughafen 20:08-Duisburg Hbf 20:18-Oberhausen Hbf 20:25-Oberhausen-Sterkrade 20:31-Dinslaken 20:40-Voerde(Niederrhein) 20:44-Friedrichsfeld(Niederrhein) 20:48-...</text:p>
          </table:table-cell>
          <table:table-cell/>
          <table:table-cell table:style-name="ce2" office:value-type="float" office:value="19">
            <text:p>19</text:p>
          </table:table-cell>
          <table:table-cell table:style-name="ce4" office:value-type="string">
            <text:p>RB48(32470)</text:p>
          </table:table-cell>
          <table:table-cell table:style-name="ce4" office:value-type="string">
            <text:p>[Bonn Hbf 17:53-Roisdorf 17:57-Sechtem 18:01-Brühl 18:05Hürth-Kalscheuren 18:10-Köln Hbf 18:22-Köln Messe/Deutz 18:28-Köln-Mülheim 18:32-Leverkusen-Schlebusch 18:38-Wuppertal-Oberbarmen 19:18, Bonn Hbf 17:53-Roisdorf 17:57-Sechtem 18:01-Brühl 18:05Köln Hbf 18:22-Opladen 18:42-Leichlingen 18:46-Haan 18:55-Haan-Gruiten 18:58-Wuppertal-Oberbarmen 19:18, Bonn Hbf 17:53-Roisdorf 17:57-Sechtem 18:01-Brühl 18:05Köln Hbf 18:22-Köln-Mülheim 18:32-Opladen 18:42-Wuppertal Hbf 19:09-Wuppertal-Barmen 19:...</text:p>
          </table:table-cell>
          <table:table-cell/>
          <table:table-cell table:style-name="ce2" office:value-type="float" office:value="19">
            <text:p>19</text:p>
          </table:table-cell>
          <table:table-cell table:style-name="ce4" office:value-type="string">
            <text:p>RB48(32460)</text:p>
          </table:table-cell>
          <table:table-cell table:style-name="ce4" office:value-type="string">
            <text:p>[Bonn-Mehlem 15:43-Bonn-Bad Godesberg 15:46-Bonn Hbf 15:53-Roisdorf 15:58-Sechtem 16:02-Brühl 16:06Hürth-Kalscheuren 16:10-Köln Süd 16:15-Köln West 16:18-Köln Hbf 16:22, Bonn-Mehlem 15:43-Bonn-Bad Godesberg 15:46-Bonn Hbf 15:53-Roisdorf 15:58-Sechtem 16:02-Brühl 16:06-Hürth-Kalscheuren 16:10-Köln Süd 16:15-Köln West 16:18-Köln Hbf 16:22]</text:p>
          </table:table-cell>
          <table:table-cell table:number-columns-repeated="101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RE 5(28532)</text:p>
          </table:table-cell>
          <table:table-cell table:style-name="ce4" office:value-type="string">
            <text:p>[Koblenz Hbf 19:17-Koblenz Stadtmitte 19:18-Andernach 19:28-Bad Breisig 19:34-Sinzig(Rhein) 19:38-Remagen 19:42-Bonn-Bad Godesberg 19:54-Bonn UN Campus 19:58-Bonn Hbf 20:02-Brühl 20:14-Köln Süd 20:22-Köln Hbf 20:28-Köln Messe/Deutz 20:33-Köln-Mülheim 20:38-Leverkusen Mitte 20:45-Düsseldorf-Benrath 20:53-Düsseldorf Hbf 21:01-Düsseldorf Flughafen 21:08-Duisburg Hbf 21:18-Oberhausen Hbf 21:25-Oberhausen-Sterkrade 21:31-Dinslaken 21:38-Voerde(Niederrhein) 21:43-Wesel 21:55, Koblenz Hbf 19:17-Kob...</text:p>
          </table:table-cell>
          <table:table-cell/>
          <table:table-cell table:style-name="ce2" office:value-type="float" office:value="20">
            <text:p>20</text:p>
          </table:table-cell>
          <table:table-cell table:style-name="ce4" office:value-type="string">
            <text:p>RB48(32476)</text:p>
          </table:table-cell>
          <table:table-cell table:style-name="ce4" office:value-type="string">
            <text:p>[Bonn Hbf 18:53-Roisdorf 18:57-Sechtem 19:01-Brühl 19:05Köln West 19:17-Köln Hbf 19:22-Wuppertal-Vohwinkel 20:02-Wuppertal Hbf 20:09-Wuppertal-Barmen 20:13-Wuppertal-Oberbarmen 20:18, Bonn Hbf 18:53-Roisdorf 18:57-Sechtem 19:01-Brühl 19:05Köln Hbf 19:22-Opladen 19:42-Leichlingen 19:46-Haan 19:55-Haan-Gruiten 19:58-Wuppertal-Oberbarmen 20:18, Bonn Hbf 18:53-Roisdorf 18:57-Sechtem 19:01-Brühl 19:05Hürth-Kalscheuren 19:10-Köln Süd 19:14-Köln West 19:17-Köln Hbf 19:22-Köln-Mülheim 19:32-Wupperta...</text:p>
          </table:table-cell>
          <table:table-cell/>
          <table:table-cell table:style-name="ce2" office:value-type="float" office:value="20">
            <text:p>20</text:p>
          </table:table-cell>
          <table:table-cell table:style-name="ce4" office:value-type="string">
            <text:p>RB48(32464)</text:p>
          </table:table-cell>
          <table:table-cell table:style-name="ce4" office:value-type="string">
            <text:p>[Bonn-Mehlem 16:44-Bonn-Bad Godesberg 16:47-Bonn Hbf 16:53-Roisdorf 16:58-Sechtem 17:02-Brühl 17:06Hürth-Kalscheuren 17:10-Köln Süd 17:15-Köln West 17:18-Köln Hbf 17:22, Bonn-Mehlem 16:44-Bonn-Bad Godesberg 16:47-Bonn Hbf 16:53-Roisdorf 16:58-Sechtem 17:02-Brühl 17:06-Hürth-Kalscheuren 17:10-Köln Süd 17:15-Köln West 17:18-Köln Hbf 17:22]</text:p>
          </table:table-cell>
          <table:table-cell table:number-columns-repeated="101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RE 5(28534)</text:p>
          </table:table-cell>
          <table:table-cell table:style-name="ce4" office:value-type="string">
            <text:p>[Koblenz Hbf 20:17-Koblenz Stadtmitte 20:18-Andernach 20:28-Bad Breisig 20:34Bonn Hbf 21:02-Brühl 21:14-Köln Hbf 21:28-Köln Messe/Deutz 21:33-Düsseldorf Flughafen 22:08-Emmerich 23:16, Koblenz Hbf 20:17-Koblenz Stadtmitte 20:18-Andernach 20:28-Bad Breisig 20:34-Sinzig(Rhein) 20:38-Remagen 20:42-Bonn-Bad Godesberg 20:54-Bonn UN Campus 20:58-Bonn Hbf 21:02-Brühl 21:14-Köln Süd 21:22-Köln Hbf 21:28-Köln Messe/Deutz 21:33-Köln-Mülheim 21:38-Leverkusen Mitte 21:45-Düsseldorf-Benrath 21:53-Düsseld...</text:p>
          </table:table-cell>
          <table:table-cell/>
          <table:table-cell table:style-name="ce2" office:value-type="float" office:value="21">
            <text:p>21</text:p>
          </table:table-cell>
          <table:table-cell table:style-name="ce4" office:value-type="string">
            <text:p>RB48(32480)</text:p>
          </table:table-cell>
          <table:table-cell table:style-name="ce4" office:value-type="string">
            <text:p>[Bonn Hbf 19:53-Roisdorf 19:57-Sechtem 20:01-Brühl 20:05Köln Hbf 20:22-Köln Messe/Deutz 20:28-Köln-Mülheim 20:32-Haan-Gruiten 20:58-Wuppertal Hbf 21:09-Wuppertal-Oberbarmen 21:18, Bonn Hbf 19:53-Roisdorf 19:57-Sechtem 20:01-Brühl 20:05Köln Hbf 20:22-Köln Messe/Deutz 20:28-Leverkusen-Schlebusch 20:38-Opladen 20:42-Wuppertal Hbf 21:09-Wuppertal-Oberbarmen 21:18, Bonn Hbf 19:53-Roisdorf 19:57-Sechtem 20:01-Brühl 20:05Hürth-Kalscheuren 20:10-Köln Süd 20:14-Köln West 20:17-Köln Hbf 20:22-Köln Mes...</text:p>
          </table:table-cell>
          <table:table-cell/>
          <table:table-cell table:style-name="ce2" office:value-type="float" office:value="21">
            <text:p>21</text:p>
          </table:table-cell>
          <table:table-cell table:style-name="ce4" office:value-type="string">
            <text:p>RB48(32470)</text:p>
          </table:table-cell>
          <table:table-cell table:style-name="ce4" office:value-type="string">
            <text:p>[Bonn-Mehlem 17:43-Bonn-Bad Godesberg 17:46-Bonn Hbf 17:53-Roisdorf 17:58-Sechtem 18:02-Brühl 18:06Hürth-Kalscheuren 18:10-Köln Süd 18:15-Köln West 18:18-Köln Hbf 18:22, Bonn-Mehlem 17:43-Bonn-Bad Godesberg 17:46-Bonn Hbf 17:53-Roisdorf 17:58-Sechtem 18:02-Brühl 18:06-Hürth-Kalscheuren 18:10-Köln Süd 18:15-Köln West 18:18-Köln Hbf 18:22]</text:p>
          </table:table-cell>
          <table:table-cell table:number-columns-repeated="101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RE 5(28536)</text:p>
          </table:table-cell>
          <table:table-cell table:style-name="ce4" office:value-type="string">
            <text:p>[Koblenz Hbf 21:17-Koblenz Stadtmitte 21:18-Andernach 21:28-Bad Breisig 21:34Bonn UN Campus 21:58-Bonn Hbf 22:02-Brühl 22:14-Köln Süd 22:22-Köln Hbf 22:28-Köln Messe/Deutz 22:33, Koblenz Hbf 21:17-Koblenz Stadtmitte 21:18-Andernach 21:28-Bad Breisig 21:34Bonn-Bad Godesberg 21:54-Bonn UN Campus 21:58-Bonn Hbf 22:02-Köln Süd 22:22-Köln Hbf 22:28-Köln Messe/Deutz 22:33, Koblenz Hbf 21:17-Koblenz Stadtmitte 21:18-Andernach 21:28-Bad Breisig 21:34Sinzig(Rhein) 21:38-Bonn Hbf 22:02-Brühl 22:14-Köl...</text:p>
          </table:table-cell>
          <table:table-cell/>
          <table:table-cell table:style-name="ce2" office:value-type="float" office:value="22">
            <text:p>22</text:p>
          </table:table-cell>
          <table:table-cell table:style-name="ce4" office:value-type="string">
            <text:p>RB48(32484)</text:p>
          </table:table-cell>
          <table:table-cell table:style-name="ce4" office:value-type="string">
            <text:p>[Bonn Hbf 20:53-Roisdorf 20:57-Sechtem 21:01-Brühl 21:05Hürth-Kalscheuren 21:10-Köln Hbf 21:22-Köln-Mülheim 21:32-Leverkusen-Schlebusch 21:38-Leichlingen 21:46-Solingen Hbf 21:51, Bonn Hbf 20:53-Roisdorf 20:57-Sechtem 21:01-Brühl 21:05Köln Süd 21:14-Köln West 21:17-Köln Hbf 21:22-Köln Messe/Deutz 21:28-Köln-Mülheim 21:32-Solingen Hbf 21:51, Bonn Hbf 20:53-Roisdorf 20:57-Sechtem 21:01-Brühl 21:05Köln Hbf 21:22-Köln Messe/Deutz 21:28-Köln-Mülheim 21:32-Opladen 21:42-Leichlingen 21:46-Solingen ...</text:p>
          </table:table-cell>
          <table:table-cell/>
          <table:table-cell table:style-name="ce2" office:value-type="float" office:value="22">
            <text:p>22</text:p>
          </table:table-cell>
          <table:table-cell table:style-name="ce4" office:value-type="string">
            <text:p>RB48(32480)</text:p>
          </table:table-cell>
          <table:table-cell table:style-name="ce4" office:value-type="string">
            <text:p>[Bonn-Mehlem 19:43-Bonn-Bad Godesberg 19:46-Bonn Hbf 19:53-Roisdorf 19:58-Sechtem 20:02-Brühl 20:06Hürth-Kalscheuren 20:10-Köln Süd 20:15-Köln West 20:18-Köln Hbf 20:22, Bonn-Mehlem 19:43-Bonn-Bad Godesberg 19:46-Bonn Hbf 19:53-Roisdorf 19:58-Sechtem 20:02-Brühl 20:06-Hürth-Kalscheuren 20:10-Köln Süd 20:15-Köln West 20:18-Köln Hbf 20:22]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3">
            <text:p>23</text:p>
          </table:table-cell>
          <table:table-cell table:style-name="ce4" office:value-type="string">
            <text:p>RB48(32488)</text:p>
          </table:table-cell>
          <table:table-cell table:style-name="ce4" office:value-type="string">
            <text:p>[Bonn Hbf 21:53-Roisdorf 21:57-Sechtem 22:01-Brühl 22:05-Hürth-Kalscheuren 22:09-Köln Süd 22:14-Köln West 22:17-Köln Hbf 22:22-Köln Messe/Deutz 22:28]</text:p>
          </table:table-cell>
          <table:table-cell/>
          <table:table-cell table:style-name="ce2" office:value-type="float" office:value="23">
            <text:p>23</text:p>
          </table:table-cell>
          <table:table-cell table:style-name="ce4" office:value-type="string">
            <text:p>RB48(32484)</text:p>
          </table:table-cell>
          <table:table-cell table:style-name="ce4" office:value-type="string">
            <text:p>[Bonn-Mehlem 20:43-Bonn-Bad Godesberg 20:46-Bonn Hbf 20:53-Roisdorf 20:58-Sechtem 21:02-Brühl 21:06Hürth-Kalscheuren 21:10-Köln Süd 21:15-Köln West 21:18-Köln Hbf 21:22, Bonn-Mehlem 20:43-Bonn-Bad Godesberg 20:46-Bonn Hbf 20:53-Roisdorf 20:58-Sechtem 21:02-Brühl 21:06-Hürth-Kalscheuren 21:10-Köln Süd 21:15-Köln West 21:18-Köln Hbf 21:22]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4">
            <text:p>24</text:p>
          </table:table-cell>
          <table:table-cell table:style-name="ce4" office:value-type="string">
            <text:p>RE 5(28522)</text:p>
          </table:table-cell>
          <table:table-cell table:style-name="ce4" office:value-type="string">
            <text:p>[Bonn Hbf 15:04-Brühl 15:14-Köln Süd 15:22-Köln Hbf 15:28Düsseldorf-Benrath 15:53-Oberhausen Hbf 16:25-Oberhausen-Sterkrade 16:31-Voerde(Niederrhein) 16:44-Friedrichsfeld(Niederrhein) 16:48-Wesel 16:53, Bonn Hbf 15:04-Brühl 15:14-Köln Süd 15:22-Köln Hbf 15:28Köln Messe/Deutz 15:33-Köln-Mülheim 15:38-Leverkusen Mitte 15:45-Düsseldorf Flughafen 16:08-Oberhausen Hbf 16:25-Wesel 16:53, Bonn Hbf 15:04-Brühl 15:14-Köln Süd 15:22-Köln Hbf 15:28Köln Messe/Deutz 15:33-Köln-Mülheim 15:38-Düsseldorf Fl...</text:p>
          </table:table-cell>
          <table:table-cell/>
          <table:table-cell table:style-name="ce2" office:value-type="float" office:value="24">
            <text:p>24</text:p>
          </table:table-cell>
          <table:table-cell table:style-name="ce4" office:value-type="string">
            <text:p>RB48(32488)</text:p>
          </table:table-cell>
          <table:table-cell table:style-name="ce4" office:value-type="string">
            <text:p>[Bonn-Mehlem 21:43-Bonn-Bad Godesberg 21:46-Bonn Hbf 21:53-Roisdorf 21:58-Sechtem 22:02-Brühl 22:06Hürth-Kalscheuren 22:10-Köln Süd 22:15-Köln West 22:18-Köln Hbf 22:22]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5">
            <text:p>25</text:p>
          </table:table-cell>
          <table:table-cell table:style-name="ce4" office:value-type="string">
            <text:p>RE 5(28524)</text:p>
          </table:table-cell>
          <table:table-cell table:style-name="ce4" office:value-type="string">
            <text:p>[Bonn Hbf 16:04-Brühl 16:14-Köln Süd 16:22-Köln Hbf 16:28Köln Messe/Deutz 16:33-Köln-Mülheim 16:38-Leverkusen Mitte 16:45-Düsseldorf-Benrath 16:53-Düsseldorf Hbf 17:01-Wesel 17:53, Bonn Hbf 16:04-Brühl 16:14-Köln Süd 16:22-Köln Hbf 16:28Köln Messe/Deutz 16:33-Köln-Mülheim 16:38-Düsseldorf-Benrath 16:53-Oberhausen Hbf 17:25-Voerde(Niederrhein) 17:44-Wesel 17:53, Bonn Hbf 16:04-Brühl 16:14-Köln Süd 16:22-Köln Hbf 16:28Leverkusen Mitte 16:45-Düsseldorf Flughafen 17:08-Oberhausen-Sterkrade 17:31...</text:p>
          </table:table-cell>
          <table:table-cell/>
          <table:table-cell table:style-name="ce2" office:value-type="float" office:value="25">
            <text:p>25</text:p>
          </table:table-cell>
          <table:table-cell table:style-name="ce4" office:value-type="string">
            <text:p>RE 5(28522)</text:p>
          </table:table-cell>
          <table:table-cell table:style-name="ce4" office:value-type="string">
            <text:p>[Koblenz Hbf 14:17-Koblenz Stadtmitte 14:19-Andernach 14:28-Bad Breisig 14:35-Bonn-Bad Godesberg 14:55-Bonn UN Campus 14:59Bonn Hbf 15:04-Brühl 15:15-Köln Süd 15:22-Köln Hbf 15:28, Koblenz Hbf 14:17-Andernach 14:28-Bad Breisig 14:35-Sinzig(Rhein) 14:39-Remagen 14:46-Bonn UN Campus 14:59Bonn Hbf 15:04-Brühl 15:15-Köln Süd 15:22-Köln Hbf 15:28, Koblenz Hbf 14:17-Koblenz Stadtmitte 14:19-Andernach 14:28-Bad Breisig 14:35-Remagen 14:46-Bonn-Bad Godesberg 14:55Bonn Hbf 15:04-Brühl 15:15-Köln Süd ...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6">
            <text:p>26</text:p>
          </table:table-cell>
          <table:table-cell table:style-name="ce4" office:value-type="string">
            <text:p>RE 5(28526)</text:p>
          </table:table-cell>
          <table:table-cell table:style-name="ce4" office:value-type="string">
            <text:p>[Bonn Hbf 17:04-Brühl 17:14-Köln Süd 17:22-Köln Hbf 17:28Köln Messe/Deutz 17:33-Köln-Mülheim 17:38-Leverkusen Mitte 17:45-Düsseldorf-Benrath 17:53-Duisburg Hbf 18:18-Wesel 18:55, Bonn Hbf 17:04-Brühl 17:14-Köln Süd 17:22-Köln Hbf 17:28Köln Messe/Deutz 17:33-Köln-Mülheim 17:38-Leverkusen Mitte 17:45-Düsseldorf Flughafen 18:08-Duisburg Hbf 18:18-Wesel 18:55, Bonn Hbf 17:04-Brühl 17:14-Köln Süd 17:22-Köln Hbf 17:28Köln-Mülheim 17:38-Leverkusen Mitte 17:45-Düsseldorf-Benrath 17:53-Düsseldorf Hbf...</text:p>
          </table:table-cell>
          <table:table-cell/>
          <table:table-cell table:style-name="ce2" office:value-type="float" office:value="26">
            <text:p>26</text:p>
          </table:table-cell>
          <table:table-cell table:style-name="ce4" office:value-type="string">
            <text:p>RE 5(28524)</text:p>
          </table:table-cell>
          <table:table-cell table:style-name="ce4" office:value-type="string">
            <text:p>[Koblenz Hbf 15:17-Koblenz Stadtmitte 15:19-Andernach 15:28-Remagen 15:46-Bonn-Bad Godesberg 15:55-Bonn UN Campus 15:59Bonn Hbf 16:04-Brühl 16:15-Köln Süd 16:22-Köln Hbf 16:28, Koblenz Hbf 15:17-Koblenz Stadtmitte 15:19-Andernach 15:28-Sinzig(Rhein) 15:39-Bonn-Bad Godesberg 15:55-Bonn UN Campus 15:59Bonn Hbf 16:04-Brühl 16:15-Köln Süd 16:22-Köln Hbf 16:28, Koblenz Hbf 15:17-Koblenz Stadtmitte 15:19-Andernach 15:28-Bad Breisig 15:35-Bonn-Bad Godesberg 15:55-Bonn UN Campus 15:59Bonn Hbf 16:04-...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7">
            <text:p>27</text:p>
          </table:table-cell>
          <table:table-cell table:style-name="ce4" office:value-type="string">
            <text:p>RE 5(28528)</text:p>
          </table:table-cell>
          <table:table-cell table:style-name="ce4" office:value-type="string">
            <text:p>[Bonn Hbf 18:04-Brühl 18:14-Köln Süd 18:22-Köln Hbf 18:28Köln Messe/Deutz 18:33-Köln-Mülheim 18:38-Leverkusen Mitte 18:45-Düsseldorf-Benrath 18:53-Duisburg Hbf 19:18-Wesel 19:53, Bonn Hbf 18:04-Brühl 18:14-Köln Süd 18:22-Köln Hbf 18:28Leverkusen Mitte 18:45-Düsseldorf-Benrath 18:53-Düsseldorf Hbf 19:01-Düsseldorf Flughafen 19:08-Voerde(Niederrhein) 19:44-Wesel 19:53, Bonn Hbf 18:04-Brühl 18:14-Köln Süd 18:22-Köln Hbf 18:28Duisburg Hbf 19:18-Oberhausen-Sterkrade 19:31-Dinslaken 19:40-Voerde(N...</text:p>
          </table:table-cell>
          <table:table-cell/>
          <table:table-cell table:style-name="ce2" office:value-type="float" office:value="27">
            <text:p>27</text:p>
          </table:table-cell>
          <table:table-cell table:style-name="ce4" office:value-type="string">
            <text:p>RE 5(28526)</text:p>
          </table:table-cell>
          <table:table-cell table:style-name="ce4" office:value-type="string">
            <text:p>[Koblenz Hbf 16:17-Andernach 16:28-Sinzig(Rhein) 16:39-Remagen 16:46-Bonn-Bad Godesberg 16:55-Bonn UN Campus 16:59Bonn Hbf 17:04-Brühl 17:15-Köln Süd 17:22-Köln Hbf 17:28, Koblenz Hbf 16:17-Koblenz Stadtmitte 16:19-Andernach 16:28-Remagen 16:46-Bonn-Bad Godesberg 16:55-Bonn UN Campus 16:59Bonn Hbf 17:04-Brühl 17:15-Köln Süd 17:22-Köln Hbf 17:28, Koblenz Hbf 16:17-Koblenz Stadtmitte 16:19-Andernach 16:28-Bad Breisig 16:35-Remagen 16:46-Bonn-Bad Godesberg 16:55Bonn Hbf 17:04-Brühl 17:15-Köln S...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8">
            <text:p>28</text:p>
          </table:table-cell>
          <table:table-cell table:style-name="ce4" office:value-type="string">
            <text:p>RE 5(28530)</text:p>
          </table:table-cell>
          <table:table-cell table:style-name="ce4" office:value-type="string">
            <text:p>[Bonn Hbf 19:04-Brühl 19:14-Köln Süd 19:22-Köln Hbf 19:28Köln-Mülheim 19:38-Düsseldorf Hbf 20:01-Düsseldorf Flughafen 20:08-Duisburg Hbf 20:18-Oberhausen Hbf 20:25-Wesel 20:53, Bonn Hbf 19:04-Brühl 19:14-Köln Süd 19:22-Köln Hbf 19:28Köln Messe/Deutz 19:33-Köln-Mülheim 19:38-Leverkusen Mitte 19:45-Düsseldorf Hbf 20:01-Düsseldorf Flughafen 20:08-Wesel 20:53, Bonn Hbf 19:04-Brühl 19:14-Köln Süd 19:22-Köln Hbf 19:28Düsseldorf Flughafen 20:08-Duisburg Hbf 20:18-Oberhausen Hbf 20:25-Oberhausen-Ste...</text:p>
          </table:table-cell>
          <table:table-cell/>
          <table:table-cell table:style-name="ce2" office:value-type="float" office:value="28">
            <text:p>28</text:p>
          </table:table-cell>
          <table:table-cell table:style-name="ce4" office:value-type="string">
            <text:p>RE 5(28528)</text:p>
          </table:table-cell>
          <table:table-cell table:style-name="ce4" office:value-type="string">
            <text:p>[Koblenz Hbf 17:17-Koblenz Stadtmitte 17:19-Sinzig(Rhein) 17:39-Remagen 17:46-Bonn-Bad Godesberg 17:55-Bonn UN Campus 17:59Bonn Hbf 18:04-Brühl 18:15-Köln Süd 18:22-Köln Hbf 18:28, Koblenz Hbf 17:17-Koblenz Stadtmitte 17:19-Andernach 17:28-Bad Breisig 17:35-Sinzig(Rhein) 17:39-Remagen 17:46Bonn Hbf 18:04-Brühl 18:15-Köln Süd 18:22-Köln Hbf 18:28, Koblenz Hbf 17:17-Koblenz Stadtmitte 17:19-Andernach 17:28-Bad Breisig 17:35-Bonn-Bad Godesberg 17:55-Bonn UN Campus 17:59Bonn Hbf 18:04-Brühl 18:1...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29">
            <text:p>29</text:p>
          </table:table-cell>
          <table:table-cell table:style-name="ce4" office:value-type="string">
            <text:p>RE 5(28532)</text:p>
          </table:table-cell>
          <table:table-cell table:style-name="ce4" office:value-type="string">
            <text:p>[Bonn Hbf 20:04-Brühl 20:14-Köln Süd 20:22-Köln Hbf 20:28Köln Messe/Deutz 20:33-Köln-Mülheim 20:38-Leverkusen Mitte 20:45-Düsseldorf-Benrath 20:53-Düsseldorf Hbf 21:01-Wesel 21:55, Bonn Hbf 20:04-Brühl 20:14-Köln Süd 20:22-Köln Hbf 20:28Köln Messe/Deutz 20:33-Köln-Mülheim 20:38-Leverkusen Mitte 20:45-Düsseldorf Hbf 21:01-Düsseldorf Flughafen 21:08-Wesel 21:55, Bonn Hbf 20:04-Brühl 20:14-Köln Süd 20:22-Köln Hbf 20:28Düsseldorf Flughafen 21:08-Oberhausen Hbf 21:25-Oberhausen-Sterkrade 21:31-Di...</text:p>
          </table:table-cell>
          <table:table-cell/>
          <table:table-cell table:style-name="ce2" office:value-type="float" office:value="29">
            <text:p>29</text:p>
          </table:table-cell>
          <table:table-cell table:style-name="ce4" office:value-type="string">
            <text:p>RE 5(28532)</text:p>
          </table:table-cell>
          <table:table-cell table:style-name="ce4" office:value-type="string">
            <text:p>[Koblenz Hbf 19:17-Andernach 19:28-Bad Breisig 19:35-Remagen 19:46-Bonn-Bad Godesberg 19:55-Bonn UN Campus 19:59Bonn Hbf 20:04-Brühl 20:15-Köln Süd 20:22-Köln Hbf 20:28, Koblenz Hbf 19:17-Bad Breisig 19:35-Sinzig(Rhein) 19:39-Remagen 19:46-Bonn-Bad Godesberg 19:55-Bonn UN Campus 19:59Bonn Hbf 20:04-Brühl 20:15-Köln Süd 20:22-Köln Hbf 20:28, Koblenz Hbf 19:17-Koblenz Stadtmitte 19:19-Andernach 19:28-Bad Breisig 19:35-Sinzig(Rhein) 19:39-Bonn-Bad Godesberg 19:55Bonn Hbf 20:04-Brühl 20:15-Köln ...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" office:value-type="float" office:value="30">
            <text:p>30</text:p>
          </table:table-cell>
          <table:table-cell table:style-name="ce4" office:value-type="string">
            <text:p>RE 5(28534)</text:p>
          </table:table-cell>
          <table:table-cell table:style-name="ce4" office:value-type="string">
            <text:p>[Bonn Hbf 21:04-Brühl 21:14-Köln Süd 21:22-Köln Hbf 21:28Düsseldorf Flughafen 22:08-Duisburg Hbf 22:18-Oberhausen Hbf 22:25-Oberhausen-Sterkrade 22:31-Dinslaken 22:40-Emmerich 23:16, Bonn Hbf 21:04-Brühl 21:14-Köln Süd 21:22-Köln Hbf 21:28Köln Messe/Deutz 21:33-Köln-Mülheim 21:38-Leverkusen Mitte 21:45-Düsseldorf-Benrath 21:53-Oberhausen Hbf 22:25-Emmerich 23:16, Bonn Hbf 21:04-Brühl 21:14-Köln Süd 21:22-Köln Hbf 21:28Düsseldorf-Benrath 21:53-Düsseldorf Hbf 22:01-Düsseldorf Flughafen 22:08-D...</text:p>
          </table:table-cell>
          <table:table-cell/>
          <table:table-cell table:style-name="ce2" office:value-type="float" office:value="30">
            <text:p>30</text:p>
          </table:table-cell>
          <table:table-cell table:style-name="ce4" office:value-type="string">
            <text:p>RE 5(28534)</text:p>
          </table:table-cell>
          <table:table-cell table:style-name="ce4" office:value-type="string">
            <text:p>[Koblenz Hbf 20:17-Koblenz Stadtmitte 20:19-Andernach 20:28-Bad Breisig 20:35-Sinzig(Rhein) 20:39-Bonn UN Campus 20:59Bonn Hbf 21:04-Brühl 21:15-Köln Süd 21:22-Köln Hbf 21:28, Koblenz Hbf 20:17-Koblenz Stadtmitte 20:19-Sinzig(Rhein) 20:39-Remagen 20:46-Bonn-Bad Godesberg 20:55-Bonn UN Campus 20:59Bonn Hbf 21:04-Brühl 21:15-Köln Süd 21:22-Köln Hbf 21:28, Koblenz Hbf 20:17-Koblenz Stadtmitte 20:19-Andernach 20:28-Remagen 20:46-Bonn-Bad Godesberg 20:55-Bonn UN Campus 20:59Bonn Hbf 21:04-Brühl 2...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2" office:value-type="float" office:value="31">
            <text:p>31</text:p>
          </table:table-cell>
          <table:table-cell table:style-name="ce4" office:value-type="string">
            <text:p>RE 5(28536)</text:p>
          </table:table-cell>
          <table:table-cell table:style-name="ce4" office:value-type="string">
            <text:p>[Koblenz Hbf 21:17-Andernach 21:28-Sinzig(Rhein) 21:39-Remagen 21:46-Bonn-Bad Godesberg 21:55-Bonn UN Campus 21:59Bonn Hbf 22:04-Brühl 22:15-Köln Süd 22:22-Köln Hbf 22:28, Koblenz Hbf 21:17-Koblenz Stadtmitte 21:19-Sinzig(Rhein) 21:39-Remagen 21:46-Bonn-Bad Godesberg 21:55-Bonn UN Campus 21:59Bonn Hbf 22:04-Brühl 22:15-Köln Süd 22:22-Köln Hbf 22:28, Koblenz Hbf 21:17-Koblenz Stadtmitte 21:19-Andernach 21:28-Remagen 21:46-Bonn-Bad Godesberg 21:55-Bonn UN Campus 21:59Bonn Hbf 22:04-Brühl 22:15...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17.07.2019</text:date>, <text:time>12:3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a Mengibar</meta:initial-creator>
    <meta:creation-date>2019-07-17T10:11:08.50</meta:creation-date>
    <dc:date>2019-07-17T12:31:08.93</dc:date>
    <dc:creator>Chema Mengibar</dc:creator>
    <meta:editing-duration>PT2H4M49S</meta:editing-duration>
    <meta:editing-cycles>3</meta:editing-cycles>
    <meta:generator>OpenOffice/4.1.3$Win32 OpenOffice.org_project/413m1$Build-9783</meta:generator>
    <meta:document-statistic meta:table-count="3" meta:cell-count="261" meta:object-count="0"/>
  </office:meta>
</office:document-meta>
</file>